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Martyn,</text:p>
      <text:p text:style-name="Standard"/>
      <text:p text:style-name="Standard">We appreciate the opportunity to revise and resubmit this article, and the input from you, the reviewers (and a reviewer of a separate paper) have been helpful. <text:s/>Taylor also enjoyed talking with you at UseR!</text:p>
      <text:p text:style-name="Standard"/>
      <text:p text:style-name="Standard">Below, we reply to each item in the letters, marking our replies in bold. <text:s/>I apologize for the loose formatting in places due to copy-and-paste from the letter PDFs.</text:p>
      <text:p text:style-name="Standard"/>
      <text:p text:style-name="Standard">Regards,</text:p>
      <text:p text:style-name="Standard"/>
      <text:p text:style-name="Standard">Jay and Taylor</text:p>
      <text:p text:style-name="Standard"/>
      <text:p text:style-name="Standard"/>
      <text:p text:style-name="P1">From the Associate Editor:</text:p>
      <text:p text:style-name="Standard"></text:p>
      <text:p text:style-name="Standard">I must apologise for the long delay since you submitted this article. I</text:p>
      <text:p text:style-name="Standard">am attaching two reviewers reports. Both reviewers are positive and have</text:p>
      <text:p text:style-name="Standard">some constructive suggestions. <text:s/>Based on this I would like you to submit</text:p>
      <text:p text:style-name="Standard">a revised manuscript after considering some changes to the functions.</text:p>
      <text:p text:style-name="Standard">Your resubmission should include a point-by-point reply to the two</text:p>
      <text:p text:style-name="Standard">reviews.</text:p>
      <text:p text:style-name="Standard"></text:p>
      <text:p text:style-name="Standard">**** We appreciate the feedback and have done this.</text:p>
      <text:p text:style-name="Standard"></text:p>
      <text:p text:style-name="Standard">Reviewer 2 has a suggestion for tighter bounds in the cvm.test function</text:p>
      <text:p text:style-name="Standard">than the one shown in equations 10 + 11, which I suggest you implement.</text:p>
      <text:p text:style-name="Standard"></text:p>
      <text:p text:style-name="Standard">**** We have added this bound (which may or may not be tighter), and</text:p>
      <text:p text:style-name="Standard">use the lesser of the two.</text:p>
      <text:p text:style-name="Standard"></text:p>
      <text:p text:style-name="Standard">Reviewer 1 wants to see some simulations showing the accuracy of this</text:p>
      <text:p text:style-name="Standard">approximation and I think there is a good case for doing this. </text:p>
      <text:p text:style-name="Standard"></text:p>
      <text:p text:style-name="Standard">**** There may be some confusion in the wording, but we don't think</text:p>
      <text:p text:style-name="Standard">a simulation was requested (we think the reviewer was requesting</text:p>
      <text:p text:style-name="Standard">the estimation of p-values via simulation).</text:p>
      <text:p text:style-name="Standard">We did add this option to both ks.test() and cvm.test().</text:p>
      <text:p text:style-name="Standard"></text:p>
      <text:p text:style-name="Standard"><text:s/>Reviewer</text:p>
      <text:p text:style-name="Standard">1 goes further and suggests that you use Monte Carlo simulation to</text:p>
      <text:p text:style-name="Standard">calculate p-values in the range (0.0001, 0.01) in the cvm.test function</text:p>
      <text:p text:style-name="Standard">itself, pointing out that this range is important in a multiple</text:p>
      <text:p text:style-name="Standard">comparison situation. I'm not sure I agree with this latter suggestion,</text:p>
      <text:p text:style-name="Standard">and I would hope that it can be circumvented with the use of the</text:p>
      <text:p text:style-name="Standard">improved bounds.</text:p>
      <text:p text:style-name="Standard"></text:p>
      <text:p text:style-name="Standard">######## We agree, and have provided both the improved bounds as well</text:p>
      <text:p text:style-name="Standard">as options for estimating p-values via simulation.</text:p>
      <text:p text:style-name="Standard"></text:p>
      <text:p text:style-name="Standard"><text:soft-page-break/></text:p>
      <text:p text:style-name="Standard"></text:p>
      <text:p text:style-name="Standard">I am aware that you have updated the package since your submission. I</text:p>
      <text:p text:style-name="Standard">also saw your message to the R-devel list about incorporating these</text:p>
      <text:p text:style-name="Standard">changes into the stats package. I don't see any major problems with this</text:p>
      <text:p text:style-name="Standard">idea, but I would like to keep this issue separate from the destiny of</text:p>
      <text:p text:style-name="Standard">the article in The R Journal.</text:p>
      <text:p text:style-name="Standard"></text:p>
      <text:p text:style-name="Standard">******************</text:p>
      <text:p text:style-name="Standard">JJJ: Yes, we agree and have modified the wording.</text:p>
      <text:p text:style-name="Standard"></text:p>
      <text:p text:style-name="Standard"></text:p>
      <text:p text:style-name="Standard">I have a few minor comments on the manuscript:</text:p>
      <text:p text:style-name="Standard">- page 1. Introduction, third paragraph. <text:s/>Articles in The R Journal</text:p>
      <text:p text:style-name="Standard"><text:s/>do not cite R itself.</text:p>
      <text:p text:style-name="Standard"></text:p>
      <text:p text:style-name="Standard">JJJ: Done.</text:p>
      <text:p text:style-name="Standard"></text:p>
      <text:p text:style-name="Standard">- page 4. Examples. Could you please use scoping consistently to make</text:p>
      <text:p text:style-name="Standard"><text:s/>it clear function is being called: your one or the one in stats.</text:p>
      <text:p text:style-name="Standard"></text:p>
      <text:p text:style-name="Standard">JJJ: Thank you, we did this.</text:p>
      <text:p text:style-name="Standard"></text:p>
      <text:p text:style-name="Standard">- page 4, LHS. In the second example, the p-value returned by ks.test</text:p>
      <text:p text:style-name="Standard"><text:s/>is a conservative upper bound. I think this could be mentioned</text:p>
      <text:p text:style-name="Standard"><text:s/>earlier (page 2).</text:p>
      <text:p text:style-name="Standard"></text:p>
      <text:p text:style-name="Standard">JJJ: We have reworked the earlier section and make reference to the</text:p>
      <text:p text:style-name="Standard">possible behavior.</text:p>
      <text:p text:style-name="Standard"></text:p>
      <text:p text:style-name="Standard"></text:p>
      <text:p text:style-name="Standard">- page 4, RHS. "A different toy example shows the dangers of using R's</text:p>
      <text:p text:style-name="Standard"><text:s/>existing ks.test() function [with discrete data]"</text:p>
      <text:p text:style-name="Standard"></text:p>
      <text:p text:style-name="Standard">JJJ: Done.</text:p>
      <text:p text:style-name="Standard"></text:p>
      <text:p text:style-name="Standard">best regards</text:p>
      <text:p text:style-name="Standard">Martyn</text:p>
      <text:p text:style-name="Standard"></text:p>
      <text:p text:style-name="Standard"></text:p>
      <text:p text:style-name="Standard">----------------------------------------------------------------------</text:p>
      <text:p text:style-name="Standard">----------------------------------------------------------------------</text:p>
      <text:p text:style-name="Standard">REVIEWER 1</text:p>
      <text:p text:style-name="Standard"></text:p>
      <text:p text:style-name="Standard">Reviewer’s Report on the Paper</text:p>
      <text:p text:style-name="Standard">“Non-parametric Goodness-of-Fit Tests for</text:p>
      <text:p text:style-name="Standard">Discrete Null Distributions”</text:p>
      <text:p text:style-name="Standard">March 02, 2011</text:p>
      <text:p text:style-name="Standard">In this paper the authors present four non-parametric goodness-of-fit tests for discrete</text:p>
      <text:p text:style-name="Standard"><text:soft-page-break/>distributions: Kolmogorov-Smirnov test, and three Cram ́r-von Mises type tests.</text:p>
      <text:p text:style-name="Standard"></text:p>
      <text:p text:style-name="Standard">Regarding the Kolmogorov-Smirnov test</text:p>
      <text:p text:style-name="Standard">Line 18 from bottom on page 2: the author said, “ For large sample sizes, the null dis-</text:p>
      <text:p text:style-name="Standard">tribution can be approximated with the null distribution from the classical Kolmogorov-</text:p>
      <text:p text:style-name="Standard">Smirnov test”.</text:p>
      <text:p text:style-name="Standard">This statement is very ambiguous. What is the “null distribution from the classical</text:p>
      <text:p text:style-name="Standard">Kolmogorov-Smirnov test”? Do the authors mean the corresponding test for continuous</text:p>
      <text:p text:style-name="Standard">data? However, a discrete distribution function is near to a continuous function only if it</text:p>
      <text:p text:style-name="Standard">has too many discontinuous points. So, if there are only a few discontinuous points for</text:p>
      <text:p text:style-name="Standard">the null distribution function, the classical K-S test (for continuous data, as the reviewer</text:p>
      <text:p text:style-name="Standard">understands) can not be applied, no matter how large the sample is. The authors should</text:p>
      <text:p text:style-name="Standard">clarify this point.</text:p>
      <text:p text:style-name="Standard"></text:p>
      <text:p text:style-name="Standard">*******************</text:p>
      <text:p text:style-name="Standard">JJJ We added "of the test statistic" to avoid confusion, and revised the wording to</text:p>
      <text:p text:style-name="Standard">address this issue.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Line 15 from bottom on page 2: When the sample size is small and an exact p-value is</text:p>
      <text:p text:style-name="Standard">required, the authors’ contribution is the implementation of the idea of Conover (1972) and</text:p>
      <text:p text:style-name="Standard">the revision of the corresponding function ks.test(). The revised function ks.test() has obvi-</text:p>
      <text:p text:style-name="Standard">1</text:p>
      <text:p text:style-name="Standard">ous advantages over the existing version when the null distribution is discrete. However, it</text:p>
      <text:p text:style-name="Standard">seems that the authors should mention that the number of discontinuous points should be</text:p>
      <text:p text:style-name="Standard">small.</text:p>
      <text:p text:style-name="Standard"></text:p>
      <text:p text:style-name="Standard">***************</text:p>
      <text:p text:style-name="Standard">JJJ Well, there is nothing wrong if the size of the support is large</text:p>
      <text:p text:style-name="Standard">relative to the sample size. <text:s/>In such cases, if the probabilities</text:p>
      <text:p text:style-name="Standard">are close to uniform then there would be no advantage to the new</text:p>
      <text:p text:style-name="Standard">methodology, we agree; if, however, the probabilities are non-uniform,</text:p>
      <text:p text:style-name="Standard">then we might still provide an advantage with the new methodology.</text:p>
      <text:p text:style-name="Standard"></text:p>
      <text:p text:style-name="Standard"></text:p>
      <text:p text:style-name="Standard"></text:p>
      <text:p text:style-name="Standard"></text:p>
      <text:p text:style-name="Standard">Regarding the three Cram ́r-von Mises Type tests</text:p>
      <text:p text:style-name="Standard"></text:p>
      <text:p text:style-name="Standard">Asymptotically, the three tests have the general equivalent form of weighted sum of</text:p>
      <text:p text:style-name="Standard">chi-squares:</text:p>
      <text:p text:style-name="Standard">p</text:p>
      <text:p text:style-name="Standard">λi χ2 =1 ,</text:p>
      <text:p text:style-name="Standard">i,df</text:p>
      <text:p text:style-name="Standard">Q=</text:p>
      <text:p text:style-name="Standard">i=1</text:p>
      <text:p text:style-name="Standard"><text:soft-page-break/>and the p-value for a given value x of the test statistic is given by</text:p>
      <text:p text:style-name="Standard">Pr {Q ≥ x} =</text:p>
      <text:p text:style-name="Standard">1 1</text:p>
      <text:p text:style-name="Standard">+</text:p>
      <text:p text:style-name="Standard">2 π</text:p>
      <text:p text:style-name="Standard">∞</text:p>
      <text:p text:style-name="Standard">0</text:p>
      <text:p text:style-name="Standard">sin θ(u, x)</text:p>
      <text:p text:style-name="Standard">du</text:p>
      <text:p text:style-name="Standard">uρ(u)</text:p>
      <text:p text:style-name="Standard">“for continuous function θ(·, x) and ρ(·) depending on the weights λi ”. This result is due to</text:p>
      <text:p text:style-name="Standard">Imhof (1961). The computation of the p-value is achieved numerically. This is fine in most</text:p>
      <text:p text:style-name="Standard">situations. But when x is extremely large or the p-value is extremely small, the numerical</text:p>
      <text:p text:style-name="Standard">process is instable, resulting weird results. To avoid the numerical instability, the authors’</text:p>
      <text:p text:style-name="Standard">solution is to compute the upper bound of the p-value:</text:p>
      <text:p text:style-name="Standard">p</text:p>
      <text:p text:style-name="Standard">Pr</text:p>
      <text:p text:style-name="Standard">χ2</text:p>
      <text:p text:style-name="Standard">p</text:p>
      <text:p text:style-name="Standard">p</text:p>
      <text:p text:style-name="Standard">χ2</text:p>
      <text:p text:style-name="Standard">1</text:p>
      <text:p text:style-name="Standard">≥ x/pλmax ≡ Pr λmax</text:p>
      <text:p text:style-name="Standard">λi χ2 =1 ≥ x ≡ Pr {Q ≥ x} .</text:p>
      <text:p text:style-name="Standard">i,df</text:p>
      <text:p text:style-name="Standard">≥ x ≥ Pr</text:p>
      <text:p text:style-name="Standard">i=1</text:p>
      <text:p text:style-name="Standard">i=1</text:p>
      <text:p text:style-name="Standard">According to the authors, this upper bound is a “conservative approximation”.</text:p>
      <text:p text:style-name="Standard">The conservative approximation is useful when the p-value is extremely small, e.g. &lt;</text:p>
      <text:p text:style-name="Standard">10−5 . However, for p-values in the range (0.0001, 0.01), the authors should evaluate the per-</text:p>
      <text:p text:style-name="Standard">formance of the conservative approximation by using the Monte-Carlo simulation. According</text:p>
      <text:p text:style-name="Standard">to Figure 1 on page 3, it seems that the approximation may be poor in that range. In fact,</text:p>
      <text:p text:style-name="Standard">in the computer age, one can easily use the Monte Carlo simulation to get a more accurate</text:p>
      <text:p text:style-name="Standard">estimate for the p-value for a given value of x, (note the fact that all λi ’s are known!), unless</text:p>
      <text:p text:style-name="Standard">the p-value is really tiny. The reviewer’s experience is, when the p-value is larger than 10−4 ,</text:p>
      <text:p text:style-name="Standard">the Monte-Carlo simulation works very well.</text:p>
      <text:p text:style-name="Standard"></text:p>
      <text:p text:style-name="Standard">************************</text:p>
      <text:p text:style-name="Standard">JJJ: Reviewer 2 provided an alternative upper bound which we incorporate.</text:p>
      <text:p text:style-name="Standard">We also provide for estimation of the p-value via Monte Carlo simulation,</text:p>
      <text:p text:style-name="Standard">and appreciate this suggestion.</text:p>
      <text:p text:style-name="Standard">However, we decided not to automatically simulate the p-value, instead</text:p>
      <text:p text:style-name="Standard">providing functionality more consistent with that of fisher.test(), for</text:p>
      <text:p text:style-name="Standard">example -- requiring the user to specify simulate.p.value=TRUE.</text:p>
      <text:p text:style-name="Standard">We also note that Figure 1 is for one specific example, and would change</text:p>
      <text:p text:style-name="Standard">significantly in other examples.</text:p>
      <text:p text:style-name="Standard"></text:p>
      <text:p text:style-name="Standard"></text:p>
      <text:p text:style-name="Standard"><text:soft-page-break/></text:p>
      <text:p text:style-name="Standard">In multiple testing, where a good portion of p-values are usually in the range (0.00001, 0.001),</text:p>
      <text:p text:style-name="Standard">it is very important to ensure the accuracy of the estimated p-values since it significantly</text:p>
      <text:p text:style-name="Standard">impacts the set of null hypotheses to be rejected. The authors should consider how to im-</text:p>
      <text:p text:style-name="Standard">prove the results for the p-values in that range. Perhaps, a more reasonable way to compute</text:p>
      <text:p text:style-name="Standard">the p-value for a given value x of the test statistic is,</text:p>
      <text:p text:style-name="Standard">• to use the Imhof’s method if the p-value is moderately large, (e.g., larger than 0.01);</text:p>
      <text:p text:style-name="Standard">• to apply the Monte-Carlo simulation if the p-value is in the range (0.0001, 0.01); (This</text:p>
      <text:p text:style-name="Standard">will give better results, unless the authors can give convincing evidence that this is not</text:p>
      <text:p text:style-name="Standard">necessary.)</text:p>
      <text:p text:style-name="Standard">• to use the conservative approximation if the p-value is really tiny. (Monte Carlo sim-</text:p>
      <text:p text:style-name="Standard">ulation does not work and, the Imhof’s method can not be applied due to numerical</text:p>
      <text:p text:style-name="Standard">instability.)</text:p>
      <text:p text:style-name="Standard">Suggestions. The authors should revise the paper according to the above comments.</text:p>
      <text:p text:style-name="Standard"></text:p>
      <text:p text:style-name="Standard"></text:p>
      <text:p text:style-name="Standard">************************</text:p>
      <text:p text:style-name="Standard">JJJ: See above, and we appreciate the reviewer's comments on this issue.</text:p>
      <text:p text:style-name="Standard"></text:p>
      <text:p text:style-name="Standard">----------------------------------------------------------------------</text:p>
      <text:p text:style-name="Standard">----------------------------------------------------------------------</text:p>
      <text:p text:style-name="Standard">REVIEWER 2</text:p>
      <text:p text:style-name="Standard"></text:p>
      <text:p text:style-name="Standard"></text:p>
      <text:p text:style-name="Standard">Referee’s report to Authors on</text:p>
      <text:p text:style-name="Standard">R Journal Manuscript</text:p>
      <text:p text:style-name="Standard">Nonparametric goodness-of-fit tests for discrete null distributions</text:p>
      <text:p text:style-name="Standard">by</text:p>
      <text:p text:style-name="Standard">Taylor B. Arnold &amp; John W. Emerson</text:p>
      <text:p text:style-name="Standard">Summary:</text:p>
      <text:p text:style-name="Standard">This article describes implementation of empirical distribution function tests for fully</text:p>
      <text:p text:style-name="Standard">specified discrete distributions. I found the article clear, well written and pretty comprehen-</text:p>
      <text:p text:style-name="Standard">sive. I have three comments or suggestions:</text:p>
      <text:p text:style-name="Standard">1. I think you ought to remind readers that the hypotheses being tested must not have any</text:p>
      <text:p text:style-name="Standard">uknown parameters; it is not ok to estimate the parameters and then use the fitted</text:p>
      <text:p text:style-name="Standard">distribution as the null hypothesis. The relevant large sample theory for Cram ́r-</text:p>
      <text:p text:style-name="Standard">e</text:p>
      <text:p text:style-name="Standard">von Mises statistics is in Lockhart, Spinelli, and Stephens, CJS, 2007. Those authors</text:p>
      <text:p text:style-name="Standard">should have written R code to implement their tests but they never did.</text:p>
      <text:p text:style-name="Standard"></text:p>
      <text:p text:style-name="Standard"></text:p>
      <text:p text:style-name="Standard">*******************</text:p>
      <text:p text:style-name="Standard">JJJ: <text:s/>Thank you for the suggestion, we added a note in the discussion </text:p>
      <text:p text:style-name="Standard">addressing this point, along with this reference.</text:p>
      <text:p text:style-name="Standard"></text:p>
      <text:p text:style-name="Standard"></text:p>
      <text:p text:style-name="Standard"></text:p>
      <text:p text:style-name="Standard"></text:p>
      <text:p text:style-name="Standard">2. In the 2007 paper just cited the authors suggest alternative test statistics because they</text:p>
      <text:p text:style-name="Standard"><text:soft-page-break/>noticed that in non-uniform cases if they reversed the order of the cells they got a</text:p>
      <text:p text:style-name="Standard">different statistic value. The modifications are not great. Suppose you were testing</text:p>
      <text:p text:style-name="Standard">the hypothesis that a sample of X values come from the binomial distribution with</text:p>
      <text:p text:style-name="Standard">k trials and success probability 3/4. The values k − X would be a sample from the</text:p>
      <text:p text:style-name="Standard">binomial distribution with success probability 1/4 and you would probably want the</text:p>
      <text:p text:style-name="Standard">test statistics to be the same in both cases. (Switching the meaning of success and</text:p>
      <text:p text:style-name="Standard">failure should not change the conclusion about whether or not the binomial model is</text:p>
      <text:p text:style-name="Standard">appropriate.)</text:p>
      <text:p text:style-name="Standard"></text:p>
      <text:p text:style-name="Standard">**************</text:p>
      <text:p text:style-name="Standard">JJJ: An interesting issue, we agree. <text:s/>One of the cvm.test() options is</text:p>
      <text:p text:style-name="Standard">invariant to circular reorderings, but not to your example. <text:s/>We choose not to</text:p>
      <text:p text:style-name="Standard">delve further into this matter in this paper, however.</text:p>
      <text:p text:style-name="Standard"></text:p>
      <text:p text:style-name="Standard"></text:p>
      <text:p text:style-name="Standard"></text:p>
      <text:p text:style-name="Standard">3. The upper bound on the tail of a linear combination of chi-squares can likely be im-</text:p>
      <text:p text:style-name="Standard">proved by Markov’s inequality:</text:p>
      <text:p text:style-name="Standard">λi Zi2 ≥ x) ≤ E(exp(t</text:p>
      <text:p text:style-name="Standard">P(</text:p>
      <text:p text:style-name="Standard">i</text:p>
      <text:p text:style-name="Standard">λi Zi2 )) exp(−tx) =</text:p>
      <text:p text:style-name="Standard">e−tx</text:p>
      <text:p text:style-name="Standard">(1 − 2tλi )</text:p>
      <text:p text:style-name="Standard">.</text:p>
      <text:p text:style-name="Standard">Here the Zi are standard normal and I hope I have the formula for the MGF of a</text:p>
      <text:p text:style-name="Standard">chi-square righHere the Zi are standard normal and I hope I have the formula for the</text:p>
      <text:p text:style-name="Standard">mgf of a chi-square right. The final quantity on the right should be minimized over</text:p>
      <text:p text:style-name="Standard">0 &lt; t &lt; (2λmax )−1 to get a pretty tight bound as in the fashion of extreme value theory.</text:p>
      <text:p text:style-name="Standard">Overall, well done.</text:p>
      <text:p text:style-name="Standard"></text:p>
      <text:p text:style-name="Standard">*******************</text:p>
      <text:p text:style-name="Standard">JJJ: <text:s/>We appreciate this suggestion. <text:s/>We now calculate this bound in addition</text:p>
      <text:p text:style-name="Standard">to the one we originally proposed, and choose the lesser of the two in cases</text:p>
      <text:p text:style-name="Standard">where we suspect numerical instabilities. <text:s/>We also add an option to allow</text:p>
      <text:p text:style-name="Standard">estimation of the p-value via Monte Carlo simulation.</text:p>
      <text:p text:style-name="Standard"></text:p>
      <text:p text:style-name="Standard">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Emerson</meta:initial-creator>
    <meta:creation-date>2011-09-01T08:27:58</meta:creation-date>
    <meta:document-statistic meta:table-count="0" meta:image-count="0" meta:object-count="0" meta:page-count="6" meta:paragraph-count="277" meta:word-count="1855" meta:character-count="11285"/>
    <dc:date>2011-09-01T08:38:55</dc:date>
    <dc:creator>Jay Emerson</dc:creator>
    <meta:editing-duration>PT00H10M59S</meta:editing-duration>
    <meta:editing-cycles>1</meta:editing-cycles>
    <meta:generator>OpenOffice.org/3.2$Unix OpenOffice.org_project/320m12$Build-9483</meta:generator>
  </office:meta>
</office:document-meta>
</file>